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4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co22" style:family="table-column">
      <style:table-column-properties fo:break-before="auto" style:column-width="87.76pt"/>
    </style:style>
    <style:style style:name="co23" style:family="table-column">
      <style:table-column-properties fo:break-before="auto" style:column-width="19.16pt"/>
    </style:style>
    <style:style style:name="co24" style:family="table-column">
      <style:table-column-properties fo:break-before="auto" style:column-width="58.31pt"/>
    </style:style>
    <style:style style:name="co25" style:family="table-column">
      <style:table-column-properties fo:break-before="auto" style:column-width="74.49pt"/>
    </style:style>
    <style:style style:name="co26" style:family="table-column">
      <style:table-column-properties fo:break-before="auto" style:column-width="82.6pt"/>
    </style:style>
    <style:style style:name="co27" style:family="table-column">
      <style:table-column-properties fo:break-before="auto" style:column-width="20.24pt"/>
    </style:style>
    <style:style style:name="co28" style:family="table-column">
      <style:table-column-properties fo:break-before="auto" style:column-width="130.56pt"/>
    </style:style>
    <style:style style:name="co29" style:family="table-column">
      <style:table-column-properties fo:break-before="auto" style:column-width="69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2]" office:value-type="currency" office:currency="USD" office:value="11.19" calcext:value-type="currency">
            <text:p>$11.19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11.19" calcext:value-type="currency">
            <text:p>$11.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0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Timer.I20]" office:value-type="currency" office:currency="USD" office:value="6.8195" calcext:value-type="currency">
            <text:p>$6.8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8195" calcext:value-type="currency">
            <text:p>$6.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34.0163" calcext:value-type="currency">
            <text:p>$134.02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3"/>
        <table:table-column table:style-name="co4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" table:style-name="ta1"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3"/>
        <table:table-column table:style-name="co29" table:default-cell-style-name="Default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3" calcext:value-type="float">
            <text:p>3</text:p>
          </table:table-cell>
          <table:table-cell table:formula="of:=[.F10]*[.H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78" calcext:value-type="currency">
            <text:p>$0.78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6.8195" calcext:value-type="currency">
            <text:p>$6.82</text:p>
          </table:table-cell>
          <table:table-cell table:number-columns-repeated="2"/>
        </table:table-row>
      </table:table>
      <table:table table:name="HAT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3"/>
        <table:table-column table:style-name="co19" table:default-cell-style-name="Default"/>
        <table:table-column table:style-name="co11" table:default-cell-style-name="Default"/>
        <table:table-column table:style-name="co12" table:default-cell-style-name="ce3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3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3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19" calcext:value-type="currency">
            <text:p>$11.19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3"/>
        <table:table-column table:style-name="co2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8:03:51.947932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9-01-15T08:05:00.453770418</dc:date>
    <meta:editing-duration>P2DT11H37M36S</meta:editing-duration>
    <meta:editing-cycles>101</meta:editing-cycles>
    <meta:generator>LibreOffice/6.1.4.2$MacOSX_X86_64 LibreOffice_project/9d0f32d1f0b509096fd65e0d4bec26ddd1938fd3</meta:generator>
    <dc:creator>David Wright</dc:creator>
    <meta:document-statistic meta:table-count="5" meta:cell-count="562" meta:object-count="0"/>
    <meta:user-defined meta:name=""/>
  </office:meta>
</office:document-meta>
</file>